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2.3563in"/>
    </style:style>
    <style:style style:name="co6" style:family="table-column">
      <style:table-column-properties fo:break-before="auto" style:column-width="0.7047in"/>
    </style:style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2.733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fo:font-weight="bold" style:font-weight-asian="bold" style:font-weight-complex="bold"/>
    </style:style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Gnumeric-default">
      <style:text-properties style:text-outline="false" fo:language="en" fo:country="US" fo:text-shadow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0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1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7"/>
        <table:table-column table:style-name="co6" table:number-columns-repeated="251" table:default-cell-style-name="ce8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0" office:value-type="string" calcext:value-type="string">
            <text:p>Description</text:p>
          </table:table-cell>
          <table:table-cell table:style-name="ce11" office:value-type="string" calcext:value-type="string">
            <text:p>VID</text:p>
          </table:table-cell>
          <table:table-cell table:style-name="ce10" office:value-type="string" calcext:value-type="string">
            <text:p>Vendor Part Num</text:p>
          </table:table-cell>
          <table:table-cell table:style-name="ce10" office:value-type="string" calcext:value-type="string">
            <text:p>Pkg Cod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Mega32U4-XU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Microcontroller</text:p>
          </table:table-cell>
          <table:table-cell table:style-name="ce2" office:value-type="string" calcext:value-type="string">
            <text:p>http://www.mouser.com/ProductDetail/Atmel/ATMEGA32U4-MU/?qs=sGAEpiMZZMvAvBNgSS9LqtMxt75eRjif</text:p>
          </table:table-cell>
          <table:table-cell table:style-name="Default"/>
          <table:table-cell table:style-name="ce15"/>
          <table:table-cell table:style-name="ce18" table:number-columns-repeated="251"/>
          <table:table-cell table:style-name="ce19" table:number-columns-repeated="766"/>
          <table:table-cell/>
        </table:table-row>
        <table:table-row table:style-name="ro1">
          <table:table-cell table:style-name="ce3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style-name="Default" table:formula="of:=[from_url.D3]" office:value-type="string" office:string-value="609-3234-ND" calcext:value-type="string">
            <text:p>609-3234-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ECS</text:p>
          </table:table-cell>
          <table:table-cell table:style-name="ce3" office:value-type="string" calcext:value-type="string">
            <text:p>ECS-160-20-3X-TR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style-name="Default" table:formula="of:=[from_url.D4]" office:value-type="string" office:string-value="XC1776CT-ND" calcext:value-type="string">
            <text:p>XC1776CT-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style-name="Default" table:formula="of:=[from_url.D5]" office:value-type="string" office:string-value="350-1627-ND" calcext:value-type="string">
            <text:p>350-1627-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 office:value-type="string" calcext:value-type="string">
            <text:p>n/a</text:p>
          </table:table-cell>
          <table:table-cell table:style-name="Default" table:formula="of:=[from_url.D6]" office:value-type="string" office:string-value="" calcext:value-type="error">
            <text:p/>
          </table:table-cell>
          <table:table-cell table:style-name="ce16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Default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RHT03</text:p>
          </table:table-cell>
          <table:table-cell table:style-name="ce2" office:value-type="string" calcext:value-type="string">
            <text:p>Maxdetect</text:p>
          </table:table-cell>
          <table:table-cell table:style-name="ce2" office:value-type="string" calcext:value-type="string">
            <text:p>Sensor Temp-Humidity </text:p>
          </table:table-cell>
          <table:table-cell table:style-name="ce12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Default"/>
          <table:table-cell table:style-name="ce15"/>
          <table:table-cell table:style-name="ce18" table:number-columns-repeated="251"/>
          <table:table-cell table:style-name="ce19" table:number-columns-repeated="766"/>
          <table:table-cell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ce13" office:value-type="string" calcext:value-type="string">
            <text:p>n/a</text:p>
          </table:table-cell>
          <table:table-cell table:style-name="Default"/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F16FB-05LLC 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ce14" office:value-type="string" calcext:value-type="string">
            <text:p>http://www.digikey.com/product-search/en?vendor=0&amp;keywords=copal+blower</text:p>
          </table:table-cell>
          <table:table-cell table:style-name="Default" table:formula="of:=[from_url.D10]" office:value-type="string" office:string-value="" calcext:value-type="error">
            <text:p/>
          </table:table-cell>
          <table:table-cell table:style-name="ce16"/>
          <table:table-cell table:number-columns-repeated="1018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ce14" office:value-type="string" calcext:value-type="string">
            <text:p>http://www.digikey.com/product-detail/en/S4B-EH/455-1030-ND/527254</text:p>
          </table:table-cell>
          <table:table-cell table:style-name="Default" table:formula="of:=[from_url.D11]" office:value-type="string" office:string-value="455-1030-ND" calcext:value-type="string">
            <text:p>455-1030-N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Gnumeric-default" table:number-columns-repeated="3"/>
          <table:table-cell table:style-name="ce14"/>
          <table:table-cell table:style-name="Default"/>
          <table:table-cell table:style-name="ce16"/>
          <table:table-cell table:number-columns-repeated="1018"/>
        </table:table-row>
        <table:table-row table:style-name="ro1">
          <table:table-cell table:style-name="ce4" office:value-type="string" calcext:value-type="string">
            <text:p>10103594-0001LF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Connector USB Micro</text:p>
          </table:table-cell>
          <table:table-cell table:style-name="ce2" office:value-type="string" calcext:value-type="string">
            <text:p>http://www.digikey.com/product-detail/en/10103594-0001LF/609-4050-1-ND/2350357</text:p>
          </table:table-cell>
          <table:table-cell table:style-name="Default" table:formula="of:=[from_url.D13]" office:value-type="string" office:string-value="609-4050-1-ND" calcext:value-type="string">
            <text:p>609-4050-1-ND</text:p>
          </table:table-cell>
          <table:table-cell table:style-name="ce15"/>
          <table:table-cell table:style-name="ce18" table:number-columns-repeated="251"/>
          <table:table-cell table:style-name="ce19" table:number-columns-repeated="766"/>
          <table:table-cell/>
        </table:table-row>
        <table:table-row table:style-name="ro2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ce14" office:value-type="string" calcext:value-type="string">
            <text:p>http://www.futureelectronics.com/en/Technologies/Product.aspx?ProductID=LC2259EENPESWITCH6265227&amp;IM=0</text:p>
          </table:table-cell>
          <table:table-cell table:style-name="Default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style-name="Default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CONN-08352</text:p>
          </table:table-cell>
          <table:table-cell table:style-name="Gnumeric-default" office:value-type="string" calcext:value-type="string">
            <text:p>Sparkfun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 office:value-type="string" calcext:value-type="string">
            <text:p>https://www.sparkfun.com/products/8612</text:p>
          </table:table-cell>
          <table:table-cell table:style-name="Default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style-name="Default" table:formula="of:=[from_url.D17]" office:value-type="string" office:string-value="1028-1260-1-ND" calcext:value-type="string">
            <text:p>1028-1260-1-N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Default" office:value-type="string" calcext:value-type="string">
            <text:p>MCP73831T-2ACI/OT</text:p>
          </table:table-cell>
          <table:table-cell table:style-name="Default" office:value-type="string" calcext:value-type="string">
            <text:p>Miocrochip</text:p>
          </table:table-cell>
          <table:table-cell table:style-name="Gnumeric-default" office:value-type="string" calcext:value-type="string">
            <text:p>Volteage Reg USB</text:p>
          </table:table-cell>
          <table:table-cell table:style-name="ce14" office:value-type="string" calcext:value-type="string">
            <text:p>http://www.digikey.com/product-detail/en/MCP73831T-2ACI%2FOT/MCP73831T-2ACI%2FOTCT-ND/1979802</text:p>
          </table:table-cell>
          <table:table-cell table:style-name="Default" table:formula="of:=[from_url.D18]" office:value-type="string" office:string-value="MCP73831T-2ACI%2FOTCT-ND" calcext:value-type="string">
            <text:p>MCP73831T-2ACI%2FOTCT-N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ce14" office:value-type="string" calcext:value-type="string">
            <text:p>http://www.digikey.com/product-detail/en/BRL3225T2R2M/587-2165-1-ND/2002863</text:p>
          </table:table-cell>
          <table:table-cell table:style-name="Default" table:formula="of:=[from_url.D19]" office:value-type="string" office:string-value="587-2165-1-ND" calcext:value-type="string">
            <text:p>587-2165-1-N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6uH</text:p>
          </table:table-cell>
          <table:table-cell table:style-name="ce14" office:value-type="string" calcext:value-type="string">
            <text:p>http://www.digikey.com/product-detail/en/NRS5020T6R8MMGJ/587-2408-1-ND/2230274</text:p>
          </table:table-cell>
          <table:table-cell table:style-name="Default" table:formula="of:=[from_url.D20]" office:value-type="string" office:string-value="587-2408-1-ND" calcext:value-type="string">
            <text:p>587-2408-1-N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ce14" office:value-type="string" calcext:value-type="string">
            <text:p>http://www.digikey.com/product-detail/en/RT9819C-26GV/1028-1022-1-ND/2470081</text:p>
          </table:table-cell>
          <table:table-cell table:style-name="Default" table:formula="of:=[from_url.D21]" office:value-type="string" office:string-value="1028-1022-1-ND" calcext:value-type="string">
            <text:p>1028-1022-1-N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ce14" office:value-type="string" calcext:value-type="string">
            <text:p>http://www.digikey.com/product-detail/en/0ZCJ0100FF2E/507-1806-1-ND/4156243</text:p>
          </table:table-cell>
          <table:table-cell table:style-name="Default" table:formula="of:=[from_url.D22]" office:value-type="string" office:string-value="507-1806-1-ND" calcext:value-type="string">
            <text:p>507-1806-1-N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/>
          <table:table-cell table:style-name="Gnumeric-default" table:number-columns-repeated="2"/>
          <table:table-cell table:style-name="ce14"/>
          <table:table-cell table:style-name="Default"/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ce14" office:value-type="string" calcext:value-type="string">
            <text:p>http://www.digikey.com/product-detail/en/IRLML2246TRPBF/IRLML2246TRPBFCT-ND/2639576</text:p>
          </table:table-cell>
          <table:table-cell table:style-name="Default" table:formula="of:=[from_url.D24]" office:value-type="string" office:string-value="IRLML2246TRPBFCT-ND" calcext:value-type="string">
            <text:p>IRLML2246TRPBFCT-N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ce14" office:value-type="string" calcext:value-type="string">
            <text:p>http://www.digikey.com/product-detail/en/B130LAW-7-F/B130LAW-FDICT-ND/725052</text:p>
          </table:table-cell>
          <table:table-cell table:style-name="Default" table:formula="of:=[from_url.D25]" office:value-type="string" office:string-value="B130LAW-FDICT-ND" calcext:value-type="string">
            <text:p>B130LAW-FDICT-N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ce14" office:value-type="string" calcext:value-type="string">
            <text:p>http://www.digikey.com/product-detail/en/MH2029-300Y/MH2029-300YCT-ND/3741761</text:p>
          </table:table-cell>
          <table:table-cell table:style-name="Default" table:formula="of:=[from_url.D26]" office:value-type="string" office:string-value="MH2029-300YCT-ND" calcext:value-type="string">
            <text:p>MH2029-300YCT-N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ce14" office:value-type="string" calcext:value-type="string">
            <text:p>http://www.digikey.com/product-detail/en/CG0603MLC-05E/CG0603MLC-05ECT-ND/3438061</text:p>
          </table:table-cell>
          <table:table-cell table:style-name="Default" table:formula="of:=[from_url.D27]" office:value-type="string" office:string-value="CG0603MLC-05ECT-ND" calcext:value-type="string">
            <text:p>CG0603MLC-05ECT-N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Gnumeric-default" table:number-columns-repeated="3"/>
          <table:table-cell table:style-name="ce14"/>
          <table:table-cell table:style-name="Default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 0603 20pF</text:p>
          </table:table-cell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style-name="Default" table:formula="of:=[from_url.D29]" office:value-type="string" office:string-value="1276-1187-1-ND" calcext:value-type="string">
            <text:p>1276-1187-1-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 0603 100nF</text:p>
          </table:table-cell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style-name="Default" table:formula="of:=[from_url.D30]" office:value-type="string" office:string-value="445-1316-1-ND" calcext:value-type="string">
            <text:p>445-1316-1-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Default" office:value-type="string" calcext:value-type="string">
            <text:p>Capacitor 0603 1uF</text:p>
          </table:table-cell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formula="of:=[from_url.D31]" office:value-type="string" office:string-value="445-1416-1-ND" calcext:value-type="string">
            <text:p>445-1416-1-ND</text:p>
          </table:table-cell>
          <table:table-cell table:style-name="Default" table:number-columns-repeated="252"/>
          <table:table-cell table:number-columns-repeated="767"/>
        </table:table-row>
        <table:table-row table:style-name="ro1">
          <table:table-cell table:style-name="ce3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 0805 10uF</text:p>
          </table:table-cell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style-name="Default" table:formula="of:=[from_url.D32]" office:value-type="string" office:string-value="445-7644-1-ND" calcext:value-type="string">
            <text:p>445-7644-1-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3"/>
          <table:table-cell table:style-name="Gnumeric-default" table:number-columns-repeated="3"/>
          <table:table-cell table:style-name="Default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 0603 0 Ohm</text:p>
          </table:table-cell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style-name="Default" table:formula="of:=[from_url.D34]" office:value-type="string" office:string-value="311-0.0GRCT-ND" calcext:value-type="string">
            <text:p>311-0.0GRCT-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Default" office:value-type="string" calcext:value-type="string">
            <text:p>Resistor 0603 22 Ohm</text:p>
          </table:table-cell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style-name="Default" table:formula="of:=[from_url.D35]" office:value-type="string" office:string-value="311-22GRCT-ND" calcext:value-type="string">
            <text:p>311-22GRCT-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Default" office:value-type="string" calcext:value-type="string">
            <text:p>Resistor 0603 2k</text:p>
          </table:table-cell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style-name="Default" table:formula="of:=[from_url.D36]" office:value-type="string" office:string-value="311-2.00KHRCT-ND" calcext:value-type="string">
            <text:p>311-2.00KHRCT-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 0603 10k</text:p>
          </table:table-cell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style-name="Default" table:formula="of:=[from_url.D37]" office:value-type="string" office:string-value="311-10KGRCT-ND" calcext:value-type="string">
            <text:p>311-10KGRCT-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 0603 53.6 </text:p>
          </table:table-cell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style-name="Default" table:formula="of:=[from_url.D38]" office:value-type="string" office:string-value="311-53.6KCRCT-ND" calcext:value-type="string">
            <text:p>311-53.6KCRCT-N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 0603 86.6k</text:p>
          </table:table-cell>
          <table:table-cell table:style-name="ce14" office:value-type="string" calcext:value-type="string">
            <text:p>http://www.digikey.com/product-detail/en/ERJ-3EKF8662V/P86.6KHCT-ND/198534</text:p>
          </table:table-cell>
          <table:table-cell table:style-name="Default" table:formula="of:=[from_url.D39]" office:value-type="string" office:string-value="P86.6KHCT-ND" calcext:value-type="string">
            <text:p>P86.6KHCT-N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 0603 487k</text:p>
          </table:table-cell>
          <table:table-cell table:style-name="ce14" office:value-type="string" calcext:value-type="string">
            <text:p>http://www.digikey.com/product-detail/en/ERJ-3EKF4873V/P487KHCT-ND/198411</text:p>
          </table:table-cell>
          <table:table-cell table:style-name="Default" table:formula="of:=[from_url.D40]" office:value-type="string" office:string-value="P487KHCT-ND" calcext:value-type="string">
            <text:p>P487KHCT-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 0603 1M</text:p>
          </table:table-cell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style-name="Default" table:formula="of:=[from_url.D41]" office:value-type="string" office:string-value="311-1.00MHRCT-ND" calcext:value-type="string">
            <text:p>311-1.00MHRCT-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ce14" office:value-type="string" calcext:value-type="string">
            <text:p>http://www.digikey.com/product-detail/en/NDS331N/NDS331NCT-ND/458997</text:p>
          </table:table-cell>
          <table:table-cell table:style-name="Default" table:formula="of:=[from_url.D43]" office:value-type="string" office:string-value="NDS331NCT-ND" calcext:value-type="string">
            <text:p>NDS331NCT-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3" table:style-name="ce9" office:value-type="string" calcext:value-type="string">
            <text:p>DO NOT POPULATE</text:p>
          </table:table-cell>
          <table:table-cell table:style-name="Default"/>
          <table:table-cell table:style-name="ce16"/>
          <table:table-cell table:number-columns-repeated="1018"/>
        </table:table-row>
        <table:table-row table:style-name="ro1" table:number-rows-repeated="32">
          <table:table-cell table:style-name="ce6"/>
          <table:table-cell table:style-name="ce9"/>
          <table:table-cell table:style-name="ce7"/>
          <table:table-cell table:style-name="ce6"/>
          <table:table-cell table:style-name="ce7"/>
          <table:table-cell table:style-name="ce16"/>
          <table:table-cell table:number-columns-repeated="1018"/>
        </table:table-row>
        <table:table-row table:style-name="ro1">
          <table:table-cell table:style-name="ce6"/>
          <table:table-cell table:style-name="ce9" table:number-columns-repeated="2"/>
          <table:table-cell table:style-name="ce6"/>
          <table:table-cell table:style-name="ce7"/>
          <table:table-cell table:style-name="ce16"/>
          <table:table-cell table:number-columns-repeated="1018"/>
        </table:table-row>
        <table:table-row table:style-name="ro1" table:number-rows-repeated="2">
          <table:table-cell table:style-name="ce6"/>
          <table:table-cell table:style-name="ce9"/>
          <table:table-cell table:style-name="ce7"/>
          <table:table-cell table:style-name="ce6"/>
          <table:table-cell table:style-name="ce7"/>
          <table:table-cell table:style-name="ce16"/>
          <table:table-cell table:number-columns-repeated="1018"/>
        </table:table-row>
        <table:table-row table:style-name="ro1" table:number-rows-repeated="4">
          <table:table-cell table:style-name="ce7"/>
          <table:table-cell table:style-name="ce9"/>
          <table:table-cell table:style-name="ce7"/>
          <table:table-cell table:style-name="ce6"/>
          <table:table-cell table:style-name="ce7"/>
          <table:table-cell table:style-name="ce16"/>
          <table:table-cell table:number-columns-repeated="1018"/>
        </table:table-row>
        <table:table-row table:style-name="ro1" table:number-rows-repeated="5">
          <table:table-cell table:style-name="ce6"/>
          <table:table-cell table:style-name="ce9"/>
          <table:table-cell table:style-name="ce7"/>
          <table:table-cell table:style-name="ce6"/>
          <table:table-cell table:style-name="ce7"/>
          <table:table-cell table:style-name="ce16"/>
          <table:table-cell table:number-columns-repeated="1018"/>
        </table:table-row>
        <table:table-row table:style-name="ro1">
          <table:table-cell table:style-name="ce7"/>
          <table:table-cell table:style-name="ce9"/>
          <table:table-cell table:style-name="ce7"/>
          <table:table-cell table:style-name="ce6"/>
          <table:table-cell table:style-name="ce7"/>
          <table:table-cell table:style-name="ce16"/>
          <table:table-cell table:number-columns-repeated="1018"/>
        </table:table-row>
        <table:table-row table:style-name="ro1">
          <table:table-cell table:style-name="ce6"/>
          <table:table-cell table:style-name="ce9"/>
          <table:table-cell table:style-name="ce7"/>
          <table:table-cell table:style-name="ce6"/>
          <table:table-cell table:style-name="ce7"/>
          <table:table-cell table:style-name="ce16"/>
          <table:table-cell table:number-columns-repeated="1018"/>
        </table:table-row>
        <table:table-row table:style-name="ro1">
          <table:table-cell table:style-name="ce6"/>
          <table:table-cell table:style-name="ce9"/>
          <table:table-cell table:style-name="ce6" table:number-columns-repeated="3"/>
          <table:table-cell table:style-name="ce16"/>
          <table:table-cell table:number-columns-repeated="1018"/>
        </table:table-row>
        <table:table-row table:style-name="ro1">
          <table:table-cell table:style-name="ce6"/>
          <table:table-cell table:style-name="ce9"/>
          <table:table-cell table:style-name="ce7"/>
          <table:table-cell table:style-name="ce6"/>
          <table:table-cell table:style-name="ce7"/>
          <table:table-cell table:style-name="ce16"/>
          <table:table-cell table:number-columns-repeated="101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D2];LEN(['Airbeam-PARTSDB'.D2])- (FIND(&quot;/en/&quot;;['Airbeam-PARTSDB'.D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3];LEN(['Airbeam-PARTSDB'.D3])- (FIND(&quot;/en/&quot;;['Airbeam-PARTSDB'.D3];1)+3))" office:value-type="string" office:string-value="67997-206HLF/609-3234-ND/1878491" calcext:value-type="string">
            <text:p>67997-206HLF/609-3234-ND/1878491</text:p>
          </table:table-cell>
          <table:table-cell table:formula="of:=RIGHT([.A3]; LEN([.A3]) - FIND(&quot;/&quot;; [.A3]; 1))" office:value-type="string" office:string-value="609-3234-ND/1878491" calcext:value-type="string">
            <text:p>609-3234-ND/1878491</text:p>
          </table:table-cell>
          <table:table-cell table:formula="of:=LEFT([.A3]; FIND(&quot;/&quot;; [.A3]; 1)-1)" office:value-type="string" office:string-value="67997-206HLF" calcext:value-type="string">
            <text:p>67997-206HLF</text:p>
          </table:table-cell>
          <table:table-cell table:formula="of:=LEFT([.B3]; FIND(&quot;/&quot;; [.B3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D4];LEN(['Airbeam-PARTSDB'.D4])- (FIND(&quot;/en/&quot;;['Airbeam-PARTSDB'.D4];1)+3))" office:value-type="string" office:string-value="ECS-160-20-3X-TR/XC1776CT-ND/2676640" calcext:value-type="string">
            <text:p>ECS-160-20-3X-TR/XC1776CT-ND/2676640</text:p>
          </table:table-cell>
          <table:table-cell table:formula="of:=RIGHT([.A4]; LEN([.A4]) - FIND(&quot;/&quot;; [.A4]; 1))" office:value-type="string" office:string-value="XC1776CT-ND/2676640" calcext:value-type="string">
            <text:p>XC1776CT-ND/2676640</text:p>
          </table:table-cell>
          <table:table-cell table:formula="of:=LEFT([.A4]; FIND(&quot;/&quot;; [.A4]; 1)-1)" office:value-type="string" office:string-value="ECS-160-20-3X-TR" calcext:value-type="string">
            <text:p>ECS-160-20-3X-TR</text:p>
          </table:table-cell>
          <table:table-cell table:formula="of:=LEFT([.B4]; FIND(&quot;/&quot;; [.B4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D5];LEN(['Airbeam-PARTSDB'.D5])- (FIND(&quot;/en/&quot;;['Airbeam-PARTSDB'.D5];1)+3))" office:value-type="string" office:string-value="550-1307F/350-1627-ND/809025" calcext:value-type="string">
            <text:p>550-1307F/350-1627-ND/809025</text:p>
          </table:table-cell>
          <table:table-cell table:formula="of:=RIGHT([.A5]; LEN([.A5]) - FIND(&quot;/&quot;; [.A5]; 1))" office:value-type="string" office:string-value="350-1627-ND/809025" calcext:value-type="string">
            <text:p>350-1627-ND/809025</text:p>
          </table:table-cell>
          <table:table-cell table:formula="of:=LEFT([.A5]; FIND(&quot;/&quot;; [.A5]; 1)-1)" office:value-type="string" office:string-value="550-1307F" calcext:value-type="string">
            <text:p>550-1307F</text:p>
          </table:table-cell>
          <table:table-cell table:formula="of:=LEFT([.B5]; FIND(&quot;/&quot;; [.B5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D6];LEN(['Airbeam-PARTSDB'.D6])- (FIND(&quot;/en/&quot;;['Airbeam-PARTSDB'.D6];1)+3))" office:value-type="string" office:string-value="" calcext:value-type="error">
            <text:p/>
          </table:table-cell>
          <table:table-cell table:formula="of:=RIGHT([.A6]; LEN([.A6]) - FIND(&quot;/&quot;; [.A6]; 1))" office:value-type="string" office:string-value="" calcext:value-type="error">
            <text:p/>
          </table:table-cell>
          <table:table-cell table:formula="of:=LEFT([.A6]; FIND(&quot;/&quot;; [.A6]; 1)-1)" office:value-type="string" office:string-value="" calcext:value-type="error">
            <text:p/>
          </table:table-cell>
          <table:table-cell table:formula="of:=LEFT([.B6]; FIND(&quot;/&quot;; [.B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7];LEN(['Airbeam-PARTSDB'.D7])- (FIND(&quot;/en/&quot;;['Airbeam-PARTSDB'.D7];1)+3))" office:value-type="string" office:string-value="" calcext:value-type="error">
            <text:p/>
          </table:table-cell>
          <table:table-cell table:formula="of:=RIGHT([.A7]; LEN([.A7]) - FIND(&quot;/&quot;; [.A7]; 1))" office:value-type="string" office:string-value="" calcext:value-type="error">
            <text:p/>
          </table:table-cell>
          <table:table-cell table:formula="of:=LEFT([.A7]; FIND(&quot;/&quot;; [.A7]; 1)-1)" office:value-type="string" office:string-value="" calcext:value-type="error">
            <text:p/>
          </table:table-cell>
          <table:table-cell table:formula="of:=LEFT([.B7]; FIND(&quot;/&quot;; [.B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8];LEN(['Airbeam-PARTSDB'.D8])- (FIND(&quot;/en/&quot;;['Airbeam-PARTSDB'.D8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9];LEN(['Airbeam-PARTSDB'.D9])- (FIND(&quot;/en/&quot;;['Airbeam-PARTSDB'.D9];1)+3))" office:value-type="string" office:string-value="" calcext:value-type="error">
            <text:p/>
          </table:table-cell>
          <table:table-cell table:formula="of:=RIGHT([.A9]; LEN([.A9]) - FIND(&quot;/&quot;; [.A9]; 1))" office:value-type="string" office:string-value="" calcext:value-type="error">
            <text:p/>
          </table:table-cell>
          <table:table-cell table:formula="of:=LEFT([.A9]; FIND(&quot;/&quot;; [.A9]; 1)-1)" office:value-type="string" office:string-value="" calcext:value-type="error">
            <text:p/>
          </table:table-cell>
          <table:table-cell table:formula="of:=LEFT([.B9]; FIND(&quot;/&quot;; [.B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10];LEN(['Airbeam-PARTSDB'.D10])- (FIND(&quot;/en/&quot;;['Airbeam-PARTSDB'.D10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11];LEN(['Airbeam-PARTSDB'.D11])- (FIND(&quot;/en/&quot;;['Airbeam-PARTSDB'.D11];1)+3))" office:value-type="string" office:string-value="S4B-EH/455-1030-ND/527254" calcext:value-type="string">
            <text:p>S4B-EH/455-1030-ND/527254</text:p>
          </table:table-cell>
          <table:table-cell table:formula="of:=RIGHT([.A11]; LEN([.A11]) - FIND(&quot;/&quot;; [.A11]; 1))" office:value-type="string" office:string-value="455-1030-ND/527254" calcext:value-type="string">
            <text:p>455-1030-ND/527254</text:p>
          </table:table-cell>
          <table:table-cell table:formula="of:=LEFT([.A11]; FIND(&quot;/&quot;; [.A11]; 1)-1)" office:value-type="string" office:string-value="S4B-EH" calcext:value-type="string">
            <text:p>S4B-EH</text:p>
          </table:table-cell>
          <table:table-cell table:formula="of:=LEFT([.B11]; FIND(&quot;/&quot;; [.B11]; 1)-1)" office:value-type="string" office:string-value="455-1030-ND" calcext:value-type="string">
            <text:p>455-1030-ND</text:p>
          </table:table-cell>
        </table:table-row>
        <table:table-row table:style-name="ro1">
          <table:table-cell table:formula="of:=RIGHT(['Airbeam-PARTSDB'.D12];LEN(['Airbeam-PARTSDB'.D12])- (FIND(&quot;/en/&quot;;['Airbeam-PARTSDB'.D12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13];LEN(['Airbeam-PARTSDB'.D13])- (FIND(&quot;/en/&quot;;['Airbeam-PARTSDB'.D13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3]; LEN([.A13]) - FIND(&quot;/&quot;; [.A13]; 1))" office:value-type="string" office:string-value="609-4050-1-ND/2350357" calcext:value-type="string">
            <text:p>609-4050-1-ND/2350357</text:p>
          </table:table-cell>
          <table:table-cell table:formula="of:=LEFT([.A13]; FIND(&quot;/&quot;; [.A13]; 1)-1)" office:value-type="string" office:string-value="10103594-0001LF" calcext:value-type="string">
            <text:p>10103594-0001LF</text:p>
          </table:table-cell>
          <table:table-cell table:formula="of:=LEFT([.B13]; FIND(&quot;/&quot;; [.B13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D14];LEN(['Airbeam-PARTSDB'.D14])- (FIND(&quot;/en/&quot;;['Airbeam-PARTSDB'.D14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14]; LEN([.A14]) - FIND(&quot;/&quot;; [.A14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14]; FIND(&quot;/&quot;; [.A14]; 1)-1)" office:value-type="string" office:string-value="Technologies" calcext:value-type="string">
            <text:p>Technologies</text:p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15];LEN(['Airbeam-PARTSDB'.D15])- (FIND(&quot;/en/&quot;;['Airbeam-PARTSDB'.D15];1)+3))" office:value-type="string" office:string-value="" calcext:value-type="error">
            <text:p/>
          </table:table-cell>
          <table:table-cell table:formula="of:=RIGHT([.A15]; LEN([.A15]) - FIND(&quot;/&quot;; [.A15]; 1))" office:value-type="string" office:string-value="" calcext:value-type="error">
            <text:p/>
          </table:table-cell>
          <table:table-cell table:formula="of:=LEFT([.A15]; FIND(&quot;/&quot;; [.A15]; 1)-1)" office:value-type="string" office:string-value="" calcext:value-type="error">
            <text:p/>
          </table:table-cell>
          <table:table-cell table:formula="of:=LEFT([.B15]; FIND(&quot;/&quot;; [.B1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16];LEN(['Airbeam-PARTSDB'.D16])- (FIND(&quot;/en/&quot;;['Airbeam-PARTSDB'.D16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17];LEN(['Airbeam-PARTSDB'.D17])- (FIND(&quot;/en/&quot;;['Airbeam-PARTSDB'.D17];1)+3))" office:value-type="string" office:string-value="RT6150BGQW/1028-1260-1-ND/4733184" calcext:value-type="string">
            <text:p>RT6150BGQW/1028-1260-1-ND/4733184</text:p>
          </table:table-cell>
          <table:table-cell table:formula="of:=RIGHT([.A17]; LEN([.A17]) - FIND(&quot;/&quot;; [.A17]; 1))" office:value-type="string" office:string-value="1028-1260-1-ND/4733184" calcext:value-type="string">
            <text:p>1028-1260-1-ND/4733184</text:p>
          </table:table-cell>
          <table:table-cell table:formula="of:=LEFT([.A17]; FIND(&quot;/&quot;; [.A17]; 1)-1)" office:value-type="string" office:string-value="RT6150BGQW" calcext:value-type="string">
            <text:p>RT6150BGQW</text:p>
          </table:table-cell>
          <table:table-cell table:formula="of:=LEFT([.B17]; FIND(&quot;/&quot;; [.B17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D18];LEN(['Airbeam-PARTSDB'.D18])- (FIND(&quot;/en/&quot;;['Airbeam-PARTSDB'.D18];1)+3))" office:value-type="string" office:string-value="MCP73831T-2ACI%2FOT/MCP73831T-2ACI%2FOTCT-ND/1979802" calcext:value-type="string">
            <text:p>MCP73831T-2ACI%2FOT/MCP73831T-2ACI%2FOTCT-ND/1979802</text:p>
          </table:table-cell>
          <table:table-cell table:formula="of:=RIGHT([.A18]; LEN([.A18]) - FIND(&quot;/&quot;; [.A18]; 1))" office:value-type="string" office:string-value="MCP73831T-2ACI%2FOTCT-ND/1979802" calcext:value-type="string">
            <text:p>MCP73831T-2ACI%2FOTCT-ND/1979802</text:p>
          </table:table-cell>
          <table:table-cell table:formula="of:=LEFT([.A18]; FIND(&quot;/&quot;; [.A18]; 1)-1)" office:value-type="string" office:string-value="MCP73831T-2ACI%2FOT" calcext:value-type="string">
            <text:p>MCP73831T-2ACI%2FOT</text:p>
          </table:table-cell>
          <table:table-cell table:formula="of:=LEFT([.B18]; FIND(&quot;/&quot;; [.B18]; 1)-1)" office:value-type="string" office:string-value="MCP73831T-2ACI%2FOTCT-ND" calcext:value-type="string">
            <text:p>MCP73831T-2ACI%2FOTCT-ND</text:p>
          </table:table-cell>
        </table:table-row>
        <table:table-row table:style-name="ro1">
          <table:table-cell table:formula="of:=RIGHT(['Airbeam-PARTSDB'.D19];LEN(['Airbeam-PARTSDB'.D19])- (FIND(&quot;/en/&quot;;['Airbeam-PARTSDB'.D19];1)+3))" office:value-type="string" office:string-value="BRL3225T2R2M/587-2165-1-ND/2002863" calcext:value-type="string">
            <text:p>BRL3225T2R2M/587-2165-1-ND/2002863</text:p>
          </table:table-cell>
          <table:table-cell table:formula="of:=RIGHT([.A19]; LEN([.A19]) - FIND(&quot;/&quot;; [.A19]; 1))" office:value-type="string" office:string-value="587-2165-1-ND/2002863" calcext:value-type="string">
            <text:p>587-2165-1-ND/2002863</text:p>
          </table:table-cell>
          <table:table-cell table:formula="of:=LEFT([.A19]; FIND(&quot;/&quot;; [.A19]; 1)-1)" office:value-type="string" office:string-value="BRL3225T2R2M" calcext:value-type="string">
            <text:p>BRL3225T2R2M</text:p>
          </table:table-cell>
          <table:table-cell table:formula="of:=LEFT([.B19]; FIND(&quot;/&quot;; [.B19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D20];LEN(['Airbeam-PARTSDB'.D20])- (FIND(&quot;/en/&quot;;['Airbeam-PARTSDB'.D20];1)+3))" office:value-type="string" office:string-value="NRS5020T6R8MMGJ/587-2408-1-ND/2230274" calcext:value-type="string">
            <text:p>NRS5020T6R8MMGJ/587-2408-1-ND/2230274</text:p>
          </table:table-cell>
          <table:table-cell table:formula="of:=RIGHT([.A20]; LEN([.A20]) - FIND(&quot;/&quot;; [.A20]; 1))" office:value-type="string" office:string-value="587-2408-1-ND/2230274" calcext:value-type="string">
            <text:p>587-2408-1-ND/2230274</text:p>
          </table:table-cell>
          <table:table-cell table:formula="of:=LEFT([.A20]; FIND(&quot;/&quot;; [.A20]; 1)-1)" office:value-type="string" office:string-value="NRS5020T6R8MMGJ" calcext:value-type="string">
            <text:p>NRS5020T6R8MMGJ</text:p>
          </table:table-cell>
          <table:table-cell table:formula="of:=LEFT([.B20]; FIND(&quot;/&quot;; [.B20]; 1)-1)" office:value-type="string" office:string-value="587-2408-1-ND" calcext:value-type="string">
            <text:p>587-2408-1-ND</text:p>
          </table:table-cell>
        </table:table-row>
        <table:table-row table:style-name="ro1">
          <table:table-cell table:formula="of:=RIGHT(['Airbeam-PARTSDB'.D21];LEN(['Airbeam-PARTSDB'.D21])- (FIND(&quot;/en/&quot;;['Airbeam-PARTSDB'.D21];1)+3))" office:value-type="string" office:string-value="RT9819C-26GV/1028-1022-1-ND/2470081" calcext:value-type="string">
            <text:p>RT9819C-26GV/1028-1022-1-ND/2470081</text:p>
          </table:table-cell>
          <table:table-cell table:formula="of:=RIGHT([.A21]; LEN([.A21]) - FIND(&quot;/&quot;; [.A21]; 1))" office:value-type="string" office:string-value="1028-1022-1-ND/2470081" calcext:value-type="string">
            <text:p>1028-1022-1-ND/2470081</text:p>
          </table:table-cell>
          <table:table-cell table:formula="of:=LEFT([.A21]; FIND(&quot;/&quot;; [.A21]; 1)-1)" office:value-type="string" office:string-value="RT9819C-26GV" calcext:value-type="string">
            <text:p>RT9819C-26GV</text:p>
          </table:table-cell>
          <table:table-cell table:formula="of:=LEFT([.B21]; FIND(&quot;/&quot;; [.B21]; 1)-1)" office:value-type="string" office:string-value="1028-1022-1-ND" calcext:value-type="string">
            <text:p>1028-1022-1-ND</text:p>
          </table:table-cell>
        </table:table-row>
        <table:table-row table:style-name="ro1">
          <table:table-cell table:formula="of:=RIGHT(['Airbeam-PARTSDB'.D22];LEN(['Airbeam-PARTSDB'.D22])- (FIND(&quot;/en/&quot;;['Airbeam-PARTSDB'.D22];1)+3))" office:value-type="string" office:string-value="0ZCJ0100FF2E/507-1806-1-ND/4156243" calcext:value-type="string">
            <text:p>0ZCJ0100FF2E/507-1806-1-ND/4156243</text:p>
          </table:table-cell>
          <table:table-cell table:formula="of:=RIGHT([.A22]; LEN([.A22]) - FIND(&quot;/&quot;; [.A22]; 1))" office:value-type="string" office:string-value="507-1806-1-ND/4156243" calcext:value-type="string">
            <text:p>507-1806-1-ND/4156243</text:p>
          </table:table-cell>
          <table:table-cell table:formula="of:=LEFT([.A22]; FIND(&quot;/&quot;; [.A22]; 1)-1)" office:value-type="string" office:string-value="0ZCJ0100FF2E" calcext:value-type="string">
            <text:p>0ZCJ0100FF2E</text:p>
          </table:table-cell>
          <table:table-cell table:formula="of:=LEFT([.B22]; FIND(&quot;/&quot;; [.B22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D23];LEN(['Airbeam-PARTSDB'.D23])- (FIND(&quot;/en/&quot;;['Airbeam-PARTSDB'.D23];1)+3))" office:value-type="string" office:string-value="" calcext:value-type="error">
            <text:p/>
          </table:table-cell>
          <table:table-cell table:formula="of:=RIGHT([.A23]; LEN([.A23]) - FIND(&quot;/&quot;; [.A23]; 1))" office:value-type="string" office:string-value="" calcext:value-type="error">
            <text:p/>
          </table:table-cell>
          <table:table-cell table:formula="of:=LEFT([.A23]; FIND(&quot;/&quot;; [.A23]; 1)-1)" office:value-type="string" office:string-value="" calcext:value-type="error">
            <text:p/>
          </table:table-cell>
          <table:table-cell table:formula="of:=LEFT([.B23]; FIND(&quot;/&quot;; [.B2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24];LEN(['Airbeam-PARTSDB'.D24])- (FIND(&quot;/en/&quot;;['Airbeam-PARTSDB'.D24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24]; LEN([.A24]) - FIND(&quot;/&quot;; [.A24]; 1))" office:value-type="string" office:string-value="IRLML2246TRPBFCT-ND/2639576" calcext:value-type="string">
            <text:p>IRLML2246TRPBFCT-ND/2639576</text:p>
          </table:table-cell>
          <table:table-cell table:formula="of:=LEFT([.A24]; FIND(&quot;/&quot;; [.A24]; 1)-1)" office:value-type="string" office:string-value="IRLML2246TRPBF" calcext:value-type="string">
            <text:p>IRLML2246TRPBF</text:p>
          </table:table-cell>
          <table:table-cell table:formula="of:=LEFT([.B24]; FIND(&quot;/&quot;; [.B24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D25];LEN(['Airbeam-PARTSDB'.D25])- (FIND(&quot;/en/&quot;;['Airbeam-PARTSDB'.D25];1)+3))" office:value-type="string" office:string-value="B130LAW-7-F/B130LAW-FDICT-ND/725052" calcext:value-type="string">
            <text:p>B130LAW-7-F/B130LAW-FDICT-ND/725052</text:p>
          </table:table-cell>
          <table:table-cell table:formula="of:=RIGHT([.A25]; LEN([.A25]) - FIND(&quot;/&quot;; [.A25]; 1))" office:value-type="string" office:string-value="B130LAW-FDICT-ND/725052" calcext:value-type="string">
            <text:p>B130LAW-FDICT-ND/725052</text:p>
          </table:table-cell>
          <table:table-cell table:formula="of:=LEFT([.A25]; FIND(&quot;/&quot;; [.A25]; 1)-1)" office:value-type="string" office:string-value="B130LAW-7-F" calcext:value-type="string">
            <text:p>B130LAW-7-F</text:p>
          </table:table-cell>
          <table:table-cell table:formula="of:=LEFT([.B25]; FIND(&quot;/&quot;; [.B25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D26];LEN(['Airbeam-PARTSDB'.D26])- (FIND(&quot;/en/&quot;;['Airbeam-PARTSDB'.D26];1)+3))" office:value-type="string" office:string-value="MH2029-300Y/MH2029-300YCT-ND/3741761" calcext:value-type="string">
            <text:p>MH2029-300Y/MH2029-300YCT-ND/3741761</text:p>
          </table:table-cell>
          <table:table-cell table:formula="of:=RIGHT([.A26]; LEN([.A26]) - FIND(&quot;/&quot;; [.A26]; 1))" office:value-type="string" office:string-value="MH2029-300YCT-ND/3741761" calcext:value-type="string">
            <text:p>MH2029-300YCT-ND/3741761</text:p>
          </table:table-cell>
          <table:table-cell table:formula="of:=LEFT([.A26]; FIND(&quot;/&quot;; [.A26]; 1)-1)" office:value-type="string" office:string-value="MH2029-300Y" calcext:value-type="string">
            <text:p>MH2029-300Y</text:p>
          </table:table-cell>
          <table:table-cell table:formula="of:=LEFT([.B26]; FIND(&quot;/&quot;; [.B26]; 1)-1)" office:value-type="string" office:string-value="MH2029-300YCT-ND" calcext:value-type="string">
            <text:p>MH2029-300YCT-ND</text:p>
          </table:table-cell>
        </table:table-row>
        <table:table-row table:style-name="ro1">
          <table:table-cell table:formula="of:=RIGHT(['Airbeam-PARTSDB'.D27];LEN(['Airbeam-PARTSDB'.D27])- (FIND(&quot;/en/&quot;;['Airbeam-PARTSDB'.D27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27]; LEN([.A27]) - FIND(&quot;/&quot;; [.A27]; 1))" office:value-type="string" office:string-value="CG0603MLC-05ECT-ND/3438061" calcext:value-type="string">
            <text:p>CG0603MLC-05ECT-ND/3438061</text:p>
          </table:table-cell>
          <table:table-cell table:formula="of:=LEFT([.A27]; FIND(&quot;/&quot;; [.A27]; 1)-1)" office:value-type="string" office:string-value="CG0603MLC-05E" calcext:value-type="string">
            <text:p>CG0603MLC-05E</text:p>
          </table:table-cell>
          <table:table-cell table:formula="of:=LEFT([.B27]; FIND(&quot;/&quot;; [.B27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D28];LEN(['Airbeam-PARTSDB'.D28])- (FIND(&quot;/en/&quot;;['Airbeam-PARTSDB'.D28];1)+3))" office:value-type="string" office:string-value="" calcext:value-type="error">
            <text:p/>
          </table:table-cell>
          <table:table-cell table:formula="of:=RIGHT([.A28]; LEN([.A28]) - FIND(&quot;/&quot;; [.A28]; 1))" office:value-type="string" office:string-value="" calcext:value-type="error">
            <text:p/>
          </table:table-cell>
          <table:table-cell table:formula="of:=LEFT([.A28]; FIND(&quot;/&quot;; [.A28]; 1)-1)" office:value-type="string" office:string-value="" calcext:value-type="error">
            <text:p/>
          </table:table-cell>
          <table:table-cell table:formula="of:=LEFT([.B28]; FIND(&quot;/&quot;; [.B2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29];LEN(['Airbeam-PARTSDB'.D29])- (FIND(&quot;/en/&quot;;['Airbeam-PARTSDB'.D29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29]; LEN([.A29]) - FIND(&quot;/&quot;; [.A29]; 1))" office:value-type="string" office:string-value="1276-1187-1-ND/3889273" calcext:value-type="string">
            <text:p>1276-1187-1-ND/3889273</text:p>
          </table:table-cell>
          <table:table-cell table:formula="of:=LEFT([.A29]; FIND(&quot;/&quot;; [.A29]; 1)-1)" office:value-type="string" office:string-value="CL10C200JB8NNNC" calcext:value-type="string">
            <text:p>CL10C200JB8NNNC</text:p>
          </table:table-cell>
          <table:table-cell table:formula="of:=LEFT([.B29]; FIND(&quot;/&quot;; [.B29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D30];LEN(['Airbeam-PARTSDB'.D30])- (FIND(&quot;/en/&quot;;['Airbeam-PARTSDB'.D30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0]; LEN([.A30]) - FIND(&quot;/&quot;; [.A30]; 1))" office:value-type="string" office:string-value="445-1316-1-ND/567697" calcext:value-type="string">
            <text:p>445-1316-1-ND/567697</text:p>
          </table:table-cell>
          <table:table-cell table:formula="of:=LEFT([.A30]; FIND(&quot;/&quot;; [.A30]; 1)-1)" office:value-type="string" office:string-value="C1608X7R1E104K080AA" calcext:value-type="string">
            <text:p>C1608X7R1E104K080AA</text:p>
          </table:table-cell>
          <table:table-cell table:formula="of:=LEFT([.B30]; FIND(&quot;/&quot;; [.B30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D31];LEN(['Airbeam-PARTSDB'.D31])- (FIND(&quot;/en/&quot;;['Airbeam-PARTSDB'.D31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1]; LEN([.A31]) - FIND(&quot;/&quot;; [.A31]; 1))" office:value-type="string" office:string-value="445-1416-1-ND/569082" calcext:value-type="string">
            <text:p>445-1416-1-ND/569082</text:p>
          </table:table-cell>
          <table:table-cell table:formula="of:=LEFT([.A31]; FIND(&quot;/&quot;; [.A31]; 1)-1)" office:value-type="string" office:string-value="C1608X5R1C105K080AA" calcext:value-type="string">
            <text:p>C1608X5R1C105K080AA</text:p>
          </table:table-cell>
          <table:table-cell table:formula="of:=LEFT([.B31]; FIND(&quot;/&quot;; [.B31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D32];LEN(['Airbeam-PARTSDB'.D32])- (FIND(&quot;/en/&quot;;['Airbeam-PARTSDB'.D32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2]; LEN([.A32]) - FIND(&quot;/&quot;; [.A32]; 1))" office:value-type="string" office:string-value="445-7644-1-ND/2733716" calcext:value-type="string">
            <text:p>445-7644-1-ND/2733716</text:p>
          </table:table-cell>
          <table:table-cell table:formula="of:=LEFT([.A32]; FIND(&quot;/&quot;; [.A32]; 1)-1)" office:value-type="string" office:string-value="C2012X5R1C106K085AC" calcext:value-type="string">
            <text:p>C2012X5R1C106K085AC</text:p>
          </table:table-cell>
          <table:table-cell table:formula="of:=LEFT([.B32]; FIND(&quot;/&quot;; [.B32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D33];LEN(['Airbeam-PARTSDB'.D33])- (FIND(&quot;/en/&quot;;['Airbeam-PARTSDB'.D33];1)+3))" office:value-type="string" office:string-value="" calcext:value-type="error">
            <text:p/>
          </table:table-cell>
          <table:table-cell table:formula="of:=RIGHT([.A33]; LEN([.A33]) - FIND(&quot;/&quot;; [.A33]; 1))" office:value-type="string" office:string-value="" calcext:value-type="error">
            <text:p/>
          </table:table-cell>
          <table:table-cell table:formula="of:=LEFT([.A33]; FIND(&quot;/&quot;; [.A33]; 1)-1)" office:value-type="string" office:string-value="" calcext:value-type="error">
            <text:p/>
          </table:table-cell>
          <table:table-cell table:formula="of:=LEFT([.B33]; FIND(&quot;/&quot;; [.B3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34];LEN(['Airbeam-PARTSDB'.D34])- (FIND(&quot;/en/&quot;;['Airbeam-PARTSDB'.D34];1)+3))" office:value-type="string" office:string-value="RC0603JR-070RL/311-0.0GRCT-ND/729622" calcext:value-type="string">
            <text:p>RC0603JR-070RL/311-0.0GRCT-ND/729622</text:p>
          </table:table-cell>
          <table:table-cell table:formula="of:=RIGHT([.A34]; LEN([.A34]) - FIND(&quot;/&quot;; [.A34]; 1))" office:value-type="string" office:string-value="311-0.0GRCT-ND/729622" calcext:value-type="string">
            <text:p>311-0.0GRCT-ND/729622</text:p>
          </table:table-cell>
          <table:table-cell table:formula="of:=LEFT([.A34]; FIND(&quot;/&quot;; [.A34]; 1)-1)" office:value-type="string" office:string-value="RC0603JR-070RL" calcext:value-type="string">
            <text:p>RC0603JR-070RL</text:p>
          </table:table-cell>
          <table:table-cell table:formula="of:=LEFT([.B34]; FIND(&quot;/&quot;; [.B34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D35];LEN(['Airbeam-PARTSDB'.D35])- (FIND(&quot;/en/&quot;;['Airbeam-PARTSDB'.D35];1)+3))" office:value-type="string" office:string-value="RC0603JR-0722RL/311-22GRCT-ND/729690" calcext:value-type="string">
            <text:p>RC0603JR-0722RL/311-22GRCT-ND/729690</text:p>
          </table:table-cell>
          <table:table-cell table:formula="of:=RIGHT([.A35]; LEN([.A35]) - FIND(&quot;/&quot;; [.A35]; 1))" office:value-type="string" office:string-value="311-22GRCT-ND/729690" calcext:value-type="string">
            <text:p>311-22GRCT-ND/729690</text:p>
          </table:table-cell>
          <table:table-cell table:formula="of:=LEFT([.A35]; FIND(&quot;/&quot;; [.A35]; 1)-1)" office:value-type="string" office:string-value="RC0603JR-0722RL" calcext:value-type="string">
            <text:p>RC0603JR-0722RL</text:p>
          </table:table-cell>
          <table:table-cell table:formula="of:=LEFT([.B35]; FIND(&quot;/&quot;; [.B35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D36];LEN(['Airbeam-PARTSDB'.D36])- (FIND(&quot;/en/&quot;;['Airbeam-PARTSDB'.D36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36]; LEN([.A36]) - FIND(&quot;/&quot;; [.A36]; 1))" office:value-type="string" office:string-value="311-2.00KHRCT-ND/729956" calcext:value-type="string">
            <text:p>311-2.00KHRCT-ND/729956</text:p>
          </table:table-cell>
          <table:table-cell table:formula="of:=LEFT([.A36]; FIND(&quot;/&quot;; [.A36]; 1)-1)" office:value-type="string" office:string-value="RC0603FR-072KL" calcext:value-type="string">
            <text:p>RC0603FR-072KL</text:p>
          </table:table-cell>
          <table:table-cell table:formula="of:=LEFT([.B36]; FIND(&quot;/&quot;; [.B36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D37];LEN(['Airbeam-PARTSDB'.D37])- (FIND(&quot;/en/&quot;;['Airbeam-PARTSDB'.D37];1)+3))" office:value-type="string" office:string-value="RC0603JR-0710KL/311-10KGRCT-ND/729647" calcext:value-type="string">
            <text:p>RC0603JR-0710KL/311-10KGRCT-ND/729647</text:p>
          </table:table-cell>
          <table:table-cell table:formula="of:=RIGHT([.A37]; LEN([.A37]) - FIND(&quot;/&quot;; [.A37]; 1))" office:value-type="string" office:string-value="311-10KGRCT-ND/729647" calcext:value-type="string">
            <text:p>311-10KGRCT-ND/729647</text:p>
          </table:table-cell>
          <table:table-cell table:formula="of:=LEFT([.A37]; FIND(&quot;/&quot;; [.A37]; 1)-1)" office:value-type="string" office:string-value="RC0603JR-0710KL" calcext:value-type="string">
            <text:p>RC0603JR-0710KL</text:p>
          </table:table-cell>
          <table:table-cell table:formula="of:=LEFT([.B37]; FIND(&quot;/&quot;; [.B37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D38];LEN(['Airbeam-PARTSDB'.D38])- (FIND(&quot;/en/&quot;;['Airbeam-PARTSDB'.D38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38]; LEN([.A38]) - FIND(&quot;/&quot;; [.A38]; 1))" office:value-type="string" office:string-value="311-53.6KCRCT-ND/730972" calcext:value-type="string">
            <text:p>311-53.6KCRCT-ND/730972</text:p>
          </table:table-cell>
          <table:table-cell table:formula="of:=LEFT([.A38]; FIND(&quot;/&quot;; [.A38]; 1)-1)" office:value-type="string" office:string-value="RC0805FR-0753K6L" calcext:value-type="string">
            <text:p>RC0805FR-0753K6L</text:p>
          </table:table-cell>
          <table:table-cell table:formula="of:=LEFT([.B38]; FIND(&quot;/&quot;; [.B38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D39];LEN(['Airbeam-PARTSDB'.D39])- (FIND(&quot;/en/&quot;;['Airbeam-PARTSDB'.D39];1)+3))" office:value-type="string" office:string-value="ERJ-3EKF8662V/P86.6KHCT-ND/198534" calcext:value-type="string">
            <text:p>ERJ-3EKF8662V/P86.6KHCT-ND/198534</text:p>
          </table:table-cell>
          <table:table-cell table:formula="of:=RIGHT([.A39]; LEN([.A39]) - FIND(&quot;/&quot;; [.A39]; 1))" office:value-type="string" office:string-value="P86.6KHCT-ND/198534" calcext:value-type="string">
            <text:p>P86.6KHCT-ND/198534</text:p>
          </table:table-cell>
          <table:table-cell table:formula="of:=LEFT([.A39]; FIND(&quot;/&quot;; [.A39]; 1)-1)" office:value-type="string" office:string-value="ERJ-3EKF8662V" calcext:value-type="string">
            <text:p>ERJ-3EKF8662V</text:p>
          </table:table-cell>
          <table:table-cell table:formula="of:=LEFT([.B39]; FIND(&quot;/&quot;; [.B39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D40];LEN(['Airbeam-PARTSDB'.D40])- (FIND(&quot;/en/&quot;;['Airbeam-PARTSDB'.D40];1)+3))" office:value-type="string" office:string-value="ERJ-3EKF4873V/P487KHCT-ND/198411" calcext:value-type="string">
            <text:p>ERJ-3EKF4873V/P487KHCT-ND/198411</text:p>
          </table:table-cell>
          <table:table-cell table:formula="of:=RIGHT([.A40]; LEN([.A40]) - FIND(&quot;/&quot;; [.A40]; 1))" office:value-type="string" office:string-value="P487KHCT-ND/198411" calcext:value-type="string">
            <text:p>P487KHCT-ND/198411</text:p>
          </table:table-cell>
          <table:table-cell table:formula="of:=LEFT([.A40]; FIND(&quot;/&quot;; [.A40]; 1)-1)" office:value-type="string" office:string-value="ERJ-3EKF4873V" calcext:value-type="string">
            <text:p>ERJ-3EKF4873V</text:p>
          </table:table-cell>
          <table:table-cell table:formula="of:=LEFT([.B40]; FIND(&quot;/&quot;; [.B40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D41];LEN(['Airbeam-PARTSDB'.D41])- (FIND(&quot;/en/&quot;;['Airbeam-PARTSDB'.D41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41]; LEN([.A41]) - FIND(&quot;/&quot;; [.A41]; 1))" office:value-type="string" office:string-value="311-1.00MHRCT-ND/729791" calcext:value-type="string">
            <text:p>311-1.00MHRCT-ND/729791</text:p>
          </table:table-cell>
          <table:table-cell table:formula="of:=LEFT([.A41]; FIND(&quot;/&quot;; [.A41]; 1)-1)" office:value-type="string" office:string-value="RC0603FR-071ML" calcext:value-type="string">
            <text:p>RC0603FR-071ML</text:p>
          </table:table-cell>
          <table:table-cell table:formula="of:=LEFT([.B41]; FIND(&quot;/&quot;; [.B41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D42];LEN(['Airbeam-PARTSDB'.D42])- (FIND(&quot;/en/&quot;;['Airbeam-PARTSDB'.D42];1)+3))" office:value-type="string" office:string-value="" calcext:value-type="error">
            <text:p/>
          </table:table-cell>
          <table:table-cell table:formula="of:=RIGHT([.A42]; LEN([.A42]) - FIND(&quot;/&quot;; [.A42]; 1))" office:value-type="string" office:string-value="" calcext:value-type="error">
            <text:p/>
          </table:table-cell>
          <table:table-cell table:formula="of:=LEFT([.A42]; FIND(&quot;/&quot;; [.A42]; 1)-1)" office:value-type="string" office:string-value="" calcext:value-type="error">
            <text:p/>
          </table:table-cell>
          <table:table-cell table:formula="of:=LEFT([.B42]; FIND(&quot;/&quot;; [.B4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43];LEN(['Airbeam-PARTSDB'.D43])- (FIND(&quot;/en/&quot;;['Airbeam-PARTSDB'.D43];1)+3))" office:value-type="string" office:string-value="NDS331N/NDS331NCT-ND/458997" calcext:value-type="string">
            <text:p>NDS331N/NDS331NCT-ND/458997</text:p>
          </table:table-cell>
          <table:table-cell table:formula="of:=RIGHT([.A43]; LEN([.A43]) - FIND(&quot;/&quot;; [.A43]; 1))" office:value-type="string" office:string-value="NDS331NCT-ND/458997" calcext:value-type="string">
            <text:p>NDS331NCT-ND/458997</text:p>
          </table:table-cell>
          <table:table-cell table:formula="of:=LEFT([.A43]; FIND(&quot;/&quot;; [.A43]; 1)-1)" office:value-type="string" office:string-value="NDS331N" calcext:value-type="string">
            <text:p>NDS331N</text:p>
          </table:table-cell>
          <table:table-cell table:formula="of:=LEFT([.B43]; FIND(&quot;/&quot;; [.B43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D44];LEN(['Airbeam-PARTSDB'.D44])- (FIND(&quot;/en/&quot;;['Airbeam-PARTSDB'.D44];1)+3))" office:value-type="string" office:string-value="" calcext:value-type="error">
            <text:p/>
          </table:table-cell>
          <table:table-cell table:formula="of:=RIGHT([.A44]; LEN([.A44]) - FIND(&quot;/&quot;; [.A44]; 1))" office:value-type="string" office:string-value="" calcext:value-type="error">
            <text:p/>
          </table:table-cell>
          <table:table-cell table:formula="of:=LEFT([.A44]; FIND(&quot;/&quot;; [.A44]; 1)-1)" office:value-type="string" office:string-value="" calcext:value-type="error">
            <text:p/>
          </table:table-cell>
          <table:table-cell table:formula="of:=LEFT([.B44]; FIND(&quot;/&quot;; [.B4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45];LEN(['Airbeam-PARTSDB'.D45])- (FIND(&quot;/en/&quot;;['Airbeam-PARTSDB'.D45];1)+3))" office:value-type="string" office:string-value="" calcext:value-type="error">
            <text:p/>
          </table:table-cell>
          <table:table-cell table:formula="of:=RIGHT([.A45]; LEN([.A45]) - FIND(&quot;/&quot;; [.A45]; 1))" office:value-type="string" office:string-value="" calcext:value-type="error">
            <text:p/>
          </table:table-cell>
          <table:table-cell table:formula="of:=LEFT([.A45]; FIND(&quot;/&quot;; [.A45]; 1)-1)" office:value-type="string" office:string-value="" calcext:value-type="error">
            <text:p/>
          </table:table-cell>
          <table:table-cell table:formula="of:=LEFT([.B45]; FIND(&quot;/&quot;; [.B4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46];LEN(['Airbeam-PARTSDB'.D46])- (FIND(&quot;/en/&quot;;['Airbeam-PARTSDB'.D46];1)+3))" office:value-type="string" office:string-value="" calcext:value-type="error">
            <text:p/>
          </table:table-cell>
          <table:table-cell table:formula="of:=RIGHT([.A46]; LEN([.A46]) - FIND(&quot;/&quot;; [.A46]; 1))" office:value-type="string" office:string-value="" calcext:value-type="error">
            <text:p/>
          </table:table-cell>
          <table:table-cell table:formula="of:=LEFT([.A46]; FIND(&quot;/&quot;; [.A46]; 1)-1)" office:value-type="string" office:string-value="" calcext:value-type="error">
            <text:p/>
          </table:table-cell>
          <table:table-cell table:formula="of:=LEFT([.B46]; FIND(&quot;/&quot;; [.B4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47];LEN(['Airbeam-PARTSDB'.D47])- (FIND(&quot;/en/&quot;;['Airbeam-PARTSDB'.D47];1)+3))" office:value-type="string" office:string-value="" calcext:value-type="error">
            <text:p/>
          </table:table-cell>
          <table:table-cell table:formula="of:=RIGHT([.A47]; LEN([.A47]) - FIND(&quot;/&quot;; [.A47]; 1))" office:value-type="string" office:string-value="" calcext:value-type="error">
            <text:p/>
          </table:table-cell>
          <table:table-cell table:formula="of:=LEFT([.A47]; FIND(&quot;/&quot;; [.A47]; 1)-1)" office:value-type="string" office:string-value="" calcext:value-type="error">
            <text:p/>
          </table:table-cell>
          <table:table-cell table:formula="of:=LEFT([.B47]; FIND(&quot;/&quot;; [.B4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48];LEN(['Airbeam-PARTSDB'.D48])- (FIND(&quot;/en/&quot;;['Airbeam-PARTSDB'.D48];1)+3))" office:value-type="string" office:string-value="" calcext:value-type="error">
            <text:p/>
          </table:table-cell>
          <table:table-cell table:formula="of:=RIGHT([.A48]; LEN([.A48]) - FIND(&quot;/&quot;; [.A48]; 1))" office:value-type="string" office:string-value="" calcext:value-type="error">
            <text:p/>
          </table:table-cell>
          <table:table-cell table:formula="of:=LEFT([.A48]; FIND(&quot;/&quot;; [.A48]; 1)-1)" office:value-type="string" office:string-value="" calcext:value-type="error">
            <text:p/>
          </table:table-cell>
          <table:table-cell table:formula="of:=LEFT([.B48]; FIND(&quot;/&quot;; [.B4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49];LEN(['Airbeam-PARTSDB'.D49])- (FIND(&quot;/en/&quot;;['Airbeam-PARTSDB'.D49];1)+3))" office:value-type="string" office:string-value="" calcext:value-type="error">
            <text:p/>
          </table:table-cell>
          <table:table-cell table:formula="of:=RIGHT([.A49]; LEN([.A49]) - FIND(&quot;/&quot;; [.A49]; 1))" office:value-type="string" office:string-value="" calcext:value-type="error">
            <text:p/>
          </table:table-cell>
          <table:table-cell table:formula="of:=LEFT([.A49]; FIND(&quot;/&quot;; [.A49]; 1)-1)" office:value-type="string" office:string-value="" calcext:value-type="error">
            <text:p/>
          </table:table-cell>
          <table:table-cell table:formula="of:=LEFT([.B49]; FIND(&quot;/&quot;; [.B4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50];LEN(['Airbeam-PARTSDB'.D50])- (FIND(&quot;/en/&quot;;['Airbeam-PARTSDB'.D50];1)+3))" office:value-type="string" office:string-value="" calcext:value-type="error">
            <text:p/>
          </table:table-cell>
          <table:table-cell table:formula="of:=RIGHT([.A50]; LEN([.A50]) - FIND(&quot;/&quot;; [.A50]; 1))" office:value-type="string" office:string-value="" calcext:value-type="error">
            <text:p/>
          </table:table-cell>
          <table:table-cell table:formula="of:=LEFT([.A50]; FIND(&quot;/&quot;; [.A50]; 1)-1)" office:value-type="string" office:string-value="" calcext:value-type="error">
            <text:p/>
          </table:table-cell>
          <table:table-cell table:formula="of:=LEFT([.B50]; FIND(&quot;/&quot;; [.B5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51];LEN(['Airbeam-PARTSDB'.D51])- (FIND(&quot;/en/&quot;;['Airbeam-PARTSDB'.D51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52];LEN(['Airbeam-PARTSDB'.D52])- (FIND(&quot;/en/&quot;;['Airbeam-PARTSDB'.D52];1)+3))" office:value-type="string" office:string-value="" calcext:value-type="error">
            <text:p/>
          </table:table-cell>
          <table:table-cell table:formula="of:=RIGHT([.A52]; LEN([.A52]) - FIND(&quot;/&quot;; [.A52]; 1))" office:value-type="string" office:string-value="" calcext:value-type="error">
            <text:p/>
          </table:table-cell>
          <table:table-cell table:formula="of:=LEFT([.A52]; FIND(&quot;/&quot;; [.A52]; 1)-1)" office:value-type="string" office:string-value="" calcext:value-type="error">
            <text:p/>
          </table:table-cell>
          <table:table-cell table:formula="of:=LEFT([.B52]; FIND(&quot;/&quot;; [.B5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53];LEN(['Airbeam-PARTSDB'.D53])- (FIND(&quot;/en/&quot;;['Airbeam-PARTSDB'.D53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54];LEN(['Airbeam-PARTSDB'.D54])- (FIND(&quot;/en/&quot;;['Airbeam-PARTSDB'.D54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55];LEN(['Airbeam-PARTSDB'.D55])- (FIND(&quot;/en/&quot;;['Airbeam-PARTSDB'.D55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56];LEN(['Airbeam-PARTSDB'.D56])- (FIND(&quot;/en/&quot;;['Airbeam-PARTSDB'.D56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57];LEN(['Airbeam-PARTSDB'.D57])- (FIND(&quot;/en/&quot;;['Airbeam-PARTSDB'.D57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58];LEN(['Airbeam-PARTSDB'.D58])- (FIND(&quot;/en/&quot;;['Airbeam-PARTSDB'.D58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59];LEN(['Airbeam-PARTSDB'.D59])- (FIND(&quot;/en/&quot;;['Airbeam-PARTSDB'.D59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60];LEN(['Airbeam-PARTSDB'.D60])- (FIND(&quot;/en/&quot;;['Airbeam-PARTSDB'.D60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61];LEN(['Airbeam-PARTSDB'.D61])- (FIND(&quot;/en/&quot;;['Airbeam-PARTSDB'.D61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62];LEN(['Airbeam-PARTSDB'.D62])- (FIND(&quot;/en/&quot;;['Airbeam-PARTSDB'.D62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63];LEN(['Airbeam-PARTSDB'.D63])- (FIND(&quot;/en/&quot;;['Airbeam-PARTSDB'.D63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64];LEN(['Airbeam-PARTSDB'.D64])- (FIND(&quot;/en/&quot;;['Airbeam-PARTSDB'.D64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D65];LEN(['Airbeam-PARTSDB'.D65])- (FIND(&quot;/en/&quot;;['Airbeam-PARTSDB'.D65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 style:data-style-name="N2" text:time-value="19:17:22.029573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3-23T19:32:07.505855262</dc:date>
    <meta:generator>LibreOffice/4.2.2.1$Linux_X86_64 LibreOffice_project/420m0$Build-1</meta:generator>
    <meta:editing-duration>PT1H24M40S</meta:editing-duration>
    <meta:editing-cycles>26</meta:editing-cycles>
    <meta:document-statistic meta:table-count="2" meta:cell-count="444" meta:object-count="0"/>
  </office:meta>
</office:document-meta>
</file>